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.664cm" style:use-optimal-column-width="false"/>
    </style:style>
    <style:style style:name="co2" style:family="table-column">
      <style:table-column-properties style:column-width="4.675cm" style:use-optimal-column-width="false"/>
    </style:style>
    <style:style style:name="co3" style:family="table-column">
      <style:table-column-properties style:column-width="1.653cm" style:use-optimal-column-width="false"/>
    </style:style>
    <style:style style:name="co4" style:family="table-column">
      <style:table-column-properties style:column-width="5.519cm" style:use-optimal-column-width="false"/>
    </style:style>
    <style:style style:name="co5" style:family="table-column">
      <style:table-column-properties style:column-width="5.889cm" style:use-optimal-column-width="false"/>
    </style:style>
    <style:style style:name="ro1" style:family="table-row">
      <style:table-row-properties style:row-height="0.748cm"/>
    </style:style>
    <style:style style:name="ro2" style:family="table-row">
      <style:table-row-properties style:row-height="0.735cm"/>
    </style:style>
    <style:style style:name="ro3" style:family="table-row">
      <style:table-row-properties style:row-height="0.37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4cm" svg:height="1.2cm" svg:x="2.4cm" svg:y="3cm">
          <text:p text:style-name="P1"><text:span text:style-name="T1">V</text:span>ictim</text:p>
        </draw:rect>
        <draw:rect draw:style-name="gr1" draw:text-style-name="P1" draw:layer="layout" svg:width="3.4cm" svg:height="1.2cm" svg:x="7.4cm" svg:y="3cm">
          <text:p text:style-name="P1"><text:span text:style-name="T1">A</text:span>ttacker</text:p>
        </draw:rect>
        <draw:line draw:style-name="gr2" draw:text-style-name="P1" draw:layer="layout" svg:x1="5.8cm" svg:y1="3.4cm" svg:x2="7.4cm" svg:y2="3.4cm">
          <text:p/>
        </draw:line>
        <draw:rect draw:style-name="gr1" draw:text-style-name="P1" draw:layer="layout" svg:width="3.4cm" svg:height="1.2cm" svg:x="12.4cm" svg:y="3cm">
          <text:p text:style-name="P1"><text:span text:style-name="T1">P</text:span>roxy<text:span text:style-name="T1">I</text:span>n</text:p>
        </draw:rect>
        <draw:line draw:style-name="gr3" draw:text-style-name="P1" draw:layer="layout" svg:x1="10.8cm" svg:y1="3.4cm" svg:x2="12.4cm" svg:y2="3.4cm">
          <text:p/>
        </draw:line>
        <draw:rect draw:style-name="gr1" draw:text-style-name="P1" draw:layer="layout" svg:width="3.4cm" svg:height="1.2cm" svg:x="17.4cm" svg:y="3cm">
          <text:p text:style-name="P1"><text:span text:style-name="T1">P</text:span>roxy<text:span text:style-name="T1">O</text:span>ut</text:p>
        </draw:rect>
        <draw:line draw:style-name="gr3" draw:text-style-name="P1" draw:layer="layout" svg:x1="15.8cm" svg:y1="3.4cm" svg:x2="17.4cm" svg:y2="3.4cm">
          <text:p/>
        </draw:line>
        <draw:rect draw:style-name="gr1" draw:text-style-name="P1" draw:layer="layout" svg:width="3.4cm" svg:height="1.2cm" svg:x="22.4cm" svg:y="3cm">
          <text:p text:style-name="P1"><text:span text:style-name="T1">S</text:span>erver</text:p>
        </draw:rect>
        <draw:line draw:style-name="gr2" draw:text-style-name="P1" draw:layer="layout" svg:x1="20.8cm" svg:y1="3.4cm" svg:x2="22.4cm" svg:y2="3.4cm">
          <text:p/>
        </draw:line>
        <draw:line draw:style-name="gr2" draw:text-style-name="P1" draw:layer="layout" svg:x1="22.4cm" svg:y1="3.8cm" svg:x2="20.8cm" svg:y2="3.8cm">
          <text:p/>
        </draw:line>
        <draw:line draw:style-name="gr3" draw:text-style-name="P1" draw:layer="layout" svg:x1="17.4cm" svg:y1="3.8cm" svg:x2="15.8cm" svg:y2="3.8cm">
          <text:p/>
        </draw:line>
        <draw:line draw:style-name="gr3" draw:text-style-name="P1" draw:layer="layout" svg:x1="12.4cm" svg:y1="3.8cm" svg:x2="10.8cm" svg:y2="3.8cm">
          <text:p/>
        </draw:line>
        <draw:line draw:style-name="gr2" draw:text-style-name="P1" draw:layer="layout" svg:x1="7.4cm" svg:y1="3.8cm" svg:x2="5.8cm" svg:y2="3.8cm">
          <text:p/>
        </draw:line>
        <draw:frame draw:style-name="standard" draw:layer="layout" svg:width="23.33cm" svg:height="6.627cm" svg:x="2.291cm" svg:y="6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SrcIp</text:p>
              </table:table-cell>
              <table:table-cell>
                <text:p text:style-name="P2">SrcPort</text:p>
              </table:table-cell>
              <table:table-cell>
                <text:p text:style-name="P2">DstIp</text:p>
              </table:table-cell>
              <table:table-cell>
                <text:p text:style-name="P2">DstPort</text:p>
              </table:table-cell>
            </table:table-row>
            <table:table-row table:style-name="ro2" table:default-cell-style-name="ce1">
              <table:table-cell>
                <text:p text:style-name="P2">V &gt; A</text:p>
              </table:table-cell>
              <table:table-cell>
                <text:p text:style-name="P2">V</text:p>
              </table:table-cell>
              <table:table-cell>
                <text:p text:style-name="P2">r(1234)</text:p>
              </table:table-cell>
              <table:table-cell>
                <text:p text:style-name="P2">S</text:p>
              </table:table-cell>
              <table:table-cell>
                <text:p text:style-name="P2">wk(80)</text:p>
              </table:table-cell>
            </table:table-row>
            <table:table-row table:style-name="ro2" table:default-cell-style-name="ce1">
              <table:table-cell>
                <text:p text:style-name="P2">A &gt; PI</text:p>
              </table:table-cell>
              <table:table-cell>
                <text:p text:style-name="P2">127.0.0.1</text:p>
              </table:table-cell>
              <table:table-cell>
                <text:p text:style-name="P2">a(1024)</text:p>
              </table:table-cell>
              <table:table-cell>
                <text:p text:style-name="P2">127.0.0.1</text:p>
              </table:table-cell>
              <table:table-cell>
                <text:p text:style-name="P2">pi(8080)</text:p>
              </table:table-cell>
            </table:table-row>
            <table:table-row table:style-name="ro2" table:default-cell-style-name="ce1">
              <table:table-cell>
                <text:p text:style-name="P2">PI &gt; PO</text:p>
              </table:table-cell>
              <table:table-cell>
                <text:p text:style-name="P2">127.0.0.1</text:p>
              </table:table-cell>
              <table:table-cell>
                <text:p text:style-name="P2">r(1235)</text:p>
              </table:table-cell>
              <table:table-cell>
                <text:p text:style-name="P2">127.0.0.1</text:p>
              </table:table-cell>
              <table:table-cell>
                <text:p text:style-name="P2">po(8081)</text:p>
              </table:table-cell>
            </table:table-row>
            <table:table-row table:style-name="ro2" table:default-cell-style-name="ce1">
              <table:table-cell>
                <text:p text:style-name="P2">PO &gt; S</text:p>
              </table:table-cell>
              <table:table-cell>
                <text:p text:style-name="P2">NIC</text:p>
              </table:table-cell>
              <table:table-cell>
                <text:p text:style-name="P2">r(1236)</text:p>
              </table:table-cell>
              <table:table-cell>
                <text:p text:style-name="P2">S</text:p>
              </table:table-cell>
              <table:table-cell>
                <text:p text:style-name="P2">wk(80)</text:p>
              </table:table-cell>
            </table:table-row>
            <table:table-row table:style-name="ro2" table:default-cell-style-name="ce1">
              <table:table-cell>
                <text:p text:style-name="P2">S &gt; PO</text:p>
              </table:table-cell>
              <table:table-cell>
                <text:p text:style-name="P2">S</text:p>
              </table:table-cell>
              <table:table-cell>
                <text:p text:style-name="P2">wk(80)</text:p>
              </table:table-cell>
              <table:table-cell>
                <text:p text:style-name="P2">NIC</text:p>
              </table:table-cell>
              <table:table-cell>
                <text:p text:style-name="P2">r(1236)</text:p>
              </table:table-cell>
            </table:table-row>
            <table:table-row table:style-name="ro2" table:default-cell-style-name="ce1">
              <table:table-cell>
                <text:p text:style-name="P2">PO &gt; PI</text:p>
              </table:table-cell>
              <table:table-cell>
                <text:p text:style-name="P2">127.0.0.1</text:p>
              </table:table-cell>
              <table:table-cell>
                <text:p text:style-name="P2">po(8081)</text:p>
              </table:table-cell>
              <table:table-cell>
                <text:p text:style-name="P2">127.0.0.1</text:p>
              </table:table-cell>
              <table:table-cell>
                <text:p text:style-name="P2">r(1235)</text:p>
              </table:table-cell>
            </table:table-row>
            <table:table-row table:style-name="ro2" table:default-cell-style-name="ce1">
              <table:table-cell>
                <text:p text:style-name="P2">PI &gt; A</text:p>
              </table:table-cell>
              <table:table-cell>
                <text:p text:style-name="P2">127.0.0.1</text:p>
              </table:table-cell>
              <table:table-cell>
                <text:p text:style-name="P2">pi(8080)</text:p>
              </table:table-cell>
              <table:table-cell>
                <text:p text:style-name="P2">127.0.0.1</text:p>
              </table:table-cell>
              <table:table-cell>
                <text:p text:style-name="P2">a(1024)</text:p>
              </table:table-cell>
            </table:table-row>
            <table:table-row table:style-name="ro2" table:default-cell-style-name="ce1">
              <table:table-cell>
                <text:p text:style-name="P2">A &gt; V</text:p>
              </table:table-cell>
              <table:table-cell>
                <text:p text:style-name="P2">S</text:p>
              </table:table-cell>
              <table:table-cell>
                <text:p text:style-name="P2">wk(80)</text:p>
              </table:table-cell>
              <table:table-cell>
                <text:p text:style-name="P2">V</text:p>
              </table:table-cell>
              <table:table-cell>
                <text:p text:style-name="P2">r(1234)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1" draw:layer="layout" svg:x1="19.8cm" svg:y1="5.163cm" svg:x2="21.4cm" svg:y2="5.163cm">
          <text:p/>
        </draw:line>
        <draw:frame draw:style-name="gr4" draw:layer="layout" svg:width="4.6cm" svg:height="0.963cm" svg:x="22cm" svg:y="4.6cm">
          <draw:text-box>
            <text:p>real intf</text:p>
          </draw:text-box>
        </draw:frame>
        <draw:line draw:style-name="gr3" draw:text-style-name="P1" draw:layer="layout" svg:x1="19.8cm" svg:y1="5.963cm" svg:x2="21.4cm" svg:y2="5.963cm">
          <text:p/>
        </draw:line>
        <draw:frame draw:style-name="gr4" draw:layer="layout" svg:width="4.6cm" svg:height="0.963cm" svg:x="22cm" svg:y="5.4cm">
          <draw:text-box>
            <text:p>127.0.0.1 intf</text:p>
          </draw:text-box>
        </draw:frame>
        <draw:frame draw:style-name="standard" draw:layer="layout" svg:width="13.06cm" svg:height="4.422cm" svg:x="12.8cm" svg:y="15.31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/>
              <table:table-cell>
                <text:p text:style-name="P2">description</text:p>
              </table:table-cell>
              <table:table-cell>
                <text:p text:style-name="P2">example</text:p>
              </table:table-cell>
            </table:table-row>
            <table:table-row table:style-name="ro3" table:default-cell-style-name="ce2">
              <table:table-cell>
                <text:p text:style-name="P2">a</text:p>
              </table:table-cell>
              <table:table-cell>
                <text:p text:style-name="P2">auto increment</text:p>
              </table:table-cell>
              <table:table-cell>
                <text:p text:style-name="P2">1024</text:p>
              </table:table-cell>
            </table:table-row>
            <table:table-row table:style-name="ro2" table:default-cell-style-name="ce2">
              <table:table-cell>
                <text:p text:style-name="P2">r</text:p>
              </table:table-cell>
              <table:table-cell>
                <text:p text:style-name="P2">random port</text:p>
              </table:table-cell>
              <table:table-cell>
                <text:p text:style-name="P2">1234, 1235, 1236</text:p>
              </table:table-cell>
            </table:table-row>
            <table:table-row table:style-name="ro2" table:default-cell-style-name="ce2">
              <table:table-cell>
                <text:p text:style-name="P2">wk</text:p>
              </table:table-cell>
              <table:table-cell>
                <text:p text:style-name="P2">well known port</text:p>
              </table:table-cell>
              <table:table-cell>
                <text:p text:style-name="P2">80</text:p>
              </table:table-cell>
            </table:table-row>
            <table:table-row table:style-name="ro2" table:default-cell-style-name="ce2">
              <table:table-cell>
                <text:p text:style-name="P2">pi</text:p>
              </table:table-cell>
              <table:table-cell>
                <text:p text:style-name="P2">proxy in server port</text:p>
              </table:table-cell>
              <table:table-cell>
                <text:p text:style-name="P2">8080</text:p>
              </table:table-cell>
            </table:table-row>
            <table:table-row table:style-name="ro2" table:default-cell-style-name="ce2">
              <table:table-cell>
                <text:p text:style-name="P2">po</text:p>
              </table:table-cell>
              <table:table-cell>
                <text:p text:style-name="P2">proxy out server port</text:p>
              </table:table-cell>
              <table:table-cell>
                <text:p text:style-name="P2">808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굴림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lbert Lee</meta:initial-creator>
    <meta:creation-date>2014-04-06T04:23:51.79</meta:creation-date>
    <meta:editing-duration>PT3H54M57S</meta:editing-duration>
    <meta:editing-cycles>20</meta:editing-cycles>
    <dc:date>2014-04-07T18:15:52.26</dc:date>
    <dc:creator>Gilbert Lee</dc:creator>
    <meta:generator>OpenOffice/4.0.1$Win32 OpenOffice.org_project/401m5$Build-9714</meta:generator>
    <meta:document-statistic meta:object-count="42"/>
  </office:meta>
</office:document-meta>
</file>